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992cm" fo:margin-left="-0.002cm" table:align="left" style:shadow="none" style:writing-mode="lr-tb"/>
    </style:style>
    <style:style style:name="Tabelle1.A" style:family="table-column">
      <style:table-column-properties style:column-width="1.02cm"/>
    </style:style>
    <style:style style:name="Tabelle1.B" style:family="table-column">
      <style:table-column-properties style:column-width="5.741cm"/>
    </style:style>
    <style:style style:name="Tabelle1.C" style:family="table-column">
      <style:table-column-properties style:column-width="11.23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.199cm" fo:border-left="0.5pt solid #000000" fo:border-right="none" fo:border-top="0.5pt solid #000000" fo:border-bottom="0.5pt solid #000000" style:writing-mode="lr-tb"/>
    </style:style>
    <style:style style:name="Tabelle1.C1" style:family="table-cell">
      <style:table-cell-properties style:vertical-align="top" fo:padding="0.199cm" fo:border="0.5pt solid #000000" style:writing-mode="lr-tb"/>
    </style:style>
    <style:style style:name="Tabelle1.A2" style:family="table-cell">
      <style:table-cell-properties style:vertical-align="top" fo:padding="0.199cm" fo:border-left="0.5pt solid #000000" fo:border-right="none" fo:border-top="none" fo:border-bottom="0.5pt solid #000000" style:writing-mode="lr-tb"/>
    </style:style>
    <style:style style:name="Tabelle1.C2" style:family="table-cell">
      <style:table-cell-properties style:vertical-align="top" fo:padding="0.199cm" fo:border-left="0.5pt solid #000000" fo:border-right="0.5pt solid #000000" fo:border-top="none" fo:border-bottom="0.5pt solid #000000" style:writing-mode="lr-tb"/>
    </style:style>
    <style:style style:name="Tabelle2" style:family="table">
      <style:table-properties style:width="17.992cm" fo:margin-left="-0.002cm" table:align="left" style:shadow="none" style:writing-mode="lr-tb"/>
    </style:style>
    <style:style style:name="Tabelle2.A" style:family="table-column">
      <style:table-column-properties style:column-width="1.02cm"/>
    </style:style>
    <style:style style:name="Tabelle2.B" style:family="table-column">
      <style:table-column-properties style:column-width="5.741cm"/>
    </style:style>
    <style:style style:name="Tabelle2.C" style:family="table-column">
      <style:table-column-properties style:column-width="1.981cm"/>
    </style:style>
    <style:style style:name="Tabelle2.D" style:family="table-column">
      <style:table-column-properties style:column-width="9.25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="0.199cm" fo:border-left="0.5pt solid #000000" fo:border-right="none" fo:border-top="0.5pt solid #000000" fo:border-bottom="0.5pt solid #000000" style:writing-mode="lr-tb"/>
    </style:style>
    <style:style style:name="Tabelle2.C1" style:family="table-cell">
      <style:table-cell-properties style:vertical-align="top" fo:padding="0.199cm" fo:border="0.5pt solid #000000" style:writing-mode="lr-tb"/>
    </style:style>
    <style:style style:name="Tabelle2.2" style:family="table-row">
      <style:table-row-properties style:min-row-height="0.834cm" style:keep-together="true" fo:keep-together="auto"/>
    </style:style>
    <style:style style:name="Tabelle2.A2" style:family="table-cell">
      <style:table-cell-properties style:vertical-align="top" fo:padding="0.199cm" fo:border-left="0.5pt solid #000000" fo:border-right="none" fo:border-top="none" fo:border-bottom="0.5pt solid #000000" style:writing-mode="lr-tb"/>
    </style:style>
    <style:style style:name="Tabelle2.D2" style:family="table-cell">
      <style:table-cell-properties style:vertical-align="top" fo:padding="0.199cm" fo:border-left="0.5pt solid #000000" fo:border-right="0.5pt solid #000000" fo:border-top="none" fo:border-bottom="0.5pt solid #000000" style:writing-mode="lr-tb"/>
    </style:style>
    <style:style style:name="Tabelle2.3" style:family="table-row">
      <style:table-row-properties style:min-row-height="0.833cm" style:keep-together="true" fo:keep-together="auto"/>
    </style:style>
    <style:style style:name="Tabelle2.6" style:family="table-row">
      <style:table-row-properties style:min-row-height="0.623cm" style:keep-together="true" fo:keep-together="auto"/>
    </style:style>
    <style:style style:name="Tabelle2.7" style:family="table-row">
      <style:table-row-properties style:min-row-height="0.621cm" style:keep-together="true" fo:keep-together="auto"/>
    </style:style>
    <style:style style:name="P1" style:family="paragraph" style:parent-style-name="Standard" style:list-style-name="WW8Num16"/>
    <style:style style:name="P2" style:family="paragraph" style:parent-style-name="Standard" style:list-style-name="WW8Num6"/>
    <style:style style:name="P3" style:family="paragraph" style:parent-style-name="Standard" style:list-style-name="WW8Num6">
      <style:paragraph-properties fo:margin-left="0.309cm" fo:margin-right="0cm" fo:margin-top="0cm" fo:margin-bottom="0cm" fo:text-indent="-0.25cm" style:auto-text-indent="false" style:snap-to-layout-grid="false"/>
    </style:style>
    <style:style style:name="P4" style:family="paragraph" style:parent-style-name="Standard" style:list-style-name="WW8Num6">
      <style:paragraph-properties fo:margin-left="0.309cm" fo:margin-right="0cm" fo:margin-top="0cm" fo:margin-bottom="0cm" fo:text-indent="-0.212cm" style:auto-text-indent="false"/>
    </style:style>
    <style:style style:name="P5" style:family="paragraph" style:parent-style-name="Standard" style:list-style-name="WW8Num6">
      <style:paragraph-properties fo:margin-left="0.309cm" fo:margin-right="0cm" fo:margin-top="0cm" fo:margin-bottom="0cm" fo:text-indent="-0.212cm" style:auto-text-indent="false" style:snap-to-layout-grid="false"/>
    </style:style>
    <style:style style:name="P6" style:family="paragraph" style:parent-style-name="Standard">
      <style:paragraph-properties fo:margin-top="0cm" fo:margin-bottom="0cm"/>
    </style:style>
    <style:style style:name="P7" style:family="paragraph" style:parent-style-name="Standard">
      <style:paragraph-properties fo:margin-top="0cm" fo:margin-bottom="0cm" style:snap-to-layout-grid="false"/>
      <style:text-properties fo:font-weight="bold" style:font-weight-asian="bold"/>
    </style:style>
    <style:style style:name="P8" style:family="paragraph" style:parent-style-name="Standard">
      <style:paragraph-properties fo:margin-top="0cm" fo:margin-bottom="0cm" fo:text-align="center" style:justify-single-word="false" style:snap-to-layout-grid="false"/>
    </style:style>
    <style:style style:name="P9" style:family="paragraph" style:parent-style-name="Standard">
      <style:paragraph-properties fo:margin-top="0cm" fo:margin-bottom="0cm" style:snap-to-layout-grid="false"/>
    </style:style>
    <style:style style:name="P10" style:family="paragraph" style:parent-style-name="Heading_20_1" style:list-style-name="">
      <style:paragraph-properties fo:orphans="2" fo:widows="2"/>
    </style:style>
    <style:style style:name="P11" style:family="paragraph" style:parent-style-name="Heading_20_1" style:master-page-name="Standard">
      <style:paragraph-properties style:page-number="auto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style:font-name-asian="Tahoma"/>
    </style:style>
    <style:style style:name="T2" style:family="text">
      <style:text-properties style:font-name-asian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Situation</text:h>
      <text:list xml:id="list40277377" text:style-name="WW8Num16">
        <text:list-item>
          <text:p text:style-name="P1">Wir<text:span text:style-name="T1"> </text:span>stehen<text:span text:style-name="T1"> </text:span>am<text:span text:style-name="T1"> </text:span>Beginn<text:span text:style-name="T1"> </text:span>der<text:span text:style-name="T1"> </text:span>Projektarbeit<text:span text:style-name="T1"> </text:span>(PA).</text:p>
        </text:list-item>
        <text:list-item>
          <text:p text:style-name="P1">Als<text:span text:style-name="T1"> </text:span>Thema<text:span text:style-name="T1"> </text:span>der<text:span text:style-name="T1"> </text:span>Projektarbeit<text:span text:style-name="T1"> </text:span>haben<text:span text:style-name="T1"> </text:span>wir<text:span text:style-name="T1"> </text:span>das<text:span text:style-name="T1"> </text:span>Verknüpfen<text:span text:style-name="T1"> </text:span>und<text:span text:style-name="T1"> </text:span>Anzeigen<text:span text:style-name="T1"> </text:span>von<text:span text:style-name="T1"> </text:span>Datenquellen<text:span text:style-name="T1"> </text:span>aus<text:span text:style-name="T1"> </text:span>dem<text:span text:style-name="T1"> </text:span>Internet<text:span text:style-name="T1"> </text:span>(Mashup)<text:span text:style-name="T1"> </text:span>gewählt.</text:p>
        </text:list-item>
        <text:list-item>
          <text:p text:style-name="P1">Wir<text:span text:style-name="T1"> </text:span>haben<text:span text:style-name="T1"> </text:span>ca.<text:span text:style-name="T1"> </text:span>4<text:span text:style-name="T1"> </text:span>Monate<text:span text:style-name="T1"> </text:span>Zeit<text:span text:style-name="T1"> </text:span>für<text:span text:style-name="T1"> </text:span>die<text:span text:style-name="T1"> </text:span>Realisation<text:span text:style-name="T1"> </text:span>der<text:span text:style-name="T1"> </text:span>PA.</text:p>
        </text:list-item>
        <text:list-item>
          <text:p text:style-name="P1">Als<text:span text:style-name="T1"> </text:span>Programmiersprache<text:span text:style-name="T1"> </text:span>muss<text:span text:style-name="T1"> </text:span>Java<text:span text:style-name="T1"> </text:span>verwendet<text:span text:style-name="T1"> </text:span>werden.</text:p>
        </text:list-item>
        <text:list-item>
          <text:p text:style-name="P1">Auf<text:span text:style-name="T1"> </text:span>dem<text:span text:style-name="T1"> </text:span>Markt<text:span text:style-name="T1"> </text:span>sind<text:span text:style-name="T1"> </text:span>Mashup-Plattformen<text:span text:style-name="T1"> </text:span>und<text:span text:style-name="T1"> </text:span>Frameworks<text:span text:style-name="T1"> </text:span>erhältlich,<text:span text:style-name="T1"> </text:span>auf<text:span text:style-name="T1"> </text:span>welchen<text:span text:style-name="T1"> </text:span>unsere<text:span text:style-name="T1"> </text:span>PA<text:span text:style-name="T1"> </text:span>aufbauen<text:span text:style-name="T1"> </text:span>könnte.</text:p>
        </text:list-item>
        <text:list-item>
          <text:p text:style-name="P1">Die<text:span text:style-name="T1"> </text:span>Teammitglieder<text:span text:style-name="T1"> </text:span>sind<text:span text:style-name="T1"> </text:span>arbeitstätig</text:p>
        </text:list-item>
        <text:list-item>
          <text:p text:style-name="P1">Die<text:span text:style-name="T1"> </text:span>Teammitglieder<text:span text:style-name="T1"> </text:span>realisieren<text:span text:style-name="T1"> </text:span>das<text:span text:style-name="T1"> </text:span>Projekt<text:span text:style-name="T1"> </text:span>an<text:span text:style-name="T1"> </text:span>Randstunden<text:span text:style-name="T1"> </text:span>(abends<text:span text:style-name="T1"> </text:span>und<text:span text:style-name="T1"> </text:span>an<text:span text:style-name="T1"> </text:span>den<text:span text:style-name="T1"> </text:span>Wochenenden)</text:p>
        </text:list-item>
      </text:list>
      <text:h text:style-name="Heading_20_1" text:outline-level="1">Ziele</text:h>
      <text:h text:style-name="Heading_20_2" text:outline-level="2">Globalziel</text:h>
      <text:p text:style-name="Standard">Das<text:span text:style-name="T1"> </text:span>Projektteam<text:span text:style-name="T1"> </text:span>bestehend<text:span text:style-name="T1"> </text:span>aus<text:span text:style-name="T1"> </text:span>den<text:span text:style-name="T1"> </text:span>Fünftsemester-FFHS-Studenten<text:span text:style-name="T1"> </text:span>Malte<text:span text:style-name="T1"> </text:span>Wintner,<text:span text:style-name="T1"> </text:span>Joel<text:span text:style-name="T1"> </text:span>Poyet,<text:span text:style-name="T1"> </text:span>Alexander<text:span text:style-name="T1"> </text:span>Matt<text:span text:style-name="T1"> </text:span>und<text:span text:style-name="T1"> </text:span>Jan<text:span text:style-name="T1"> </text:span>Wild<text:span text:style-name="T1"> </text:span>versendet<text:span text:style-name="T1"> </text:span>zum<text:span text:style-name="T1"> </text:span>gewählten<text:span text:style-name="T1"> </text:span>Thema<text:span text:style-name="T1"> „</text:span>Mashup<text:span text:style-name="T1">“ </text:span>bis<text:span text:style-name="T1"> </text:span>spätestens<text:span text:style-name="T1"> </text:span>am<text:span text:style-name="T1"> </text:span>23.12.2011<text:span text:style-name="T1"> </text:span>die<text:span text:style-name="T1"> </text:span>Dokumentation<text:span text:style-name="T1"> </text:span>(Druckversion<text:span text:style-name="T1"> </text:span>+<text:span text:style-name="T1"> </text:span>CD)<text:span text:style-name="T1"> </text:span>per<text:span text:style-name="T1"> </text:span>A-Post<text:span text:style-name="T1"> </text:span>und<text:span text:style-name="T1"> </text:span>besteht<text:span text:style-name="T1"> </text:span>am<text:span text:style-name="T1"> </text:span>7. Januar 2012<text:span text:style-name="T1"> </text:span>die<text:span text:style-name="T1"> </text:span>Schlussprüfung.</text:p>
      <text:h text:style-name="Heading_20_2" text:outline-level="2">Systemziele</text:h>
      <text:h text:style-name="Heading_20_3" text:outline-level="3">Soll-Ziele</text:h>
      <text:list xml:id="list40270574" text:style-name="WW8Num6">
        <text:list-item>
          <text:p text:style-name="P2">Mit<text:span text:style-name="T1"> </text:span>diesem<text:span text:style-name="T1"> </text:span>Werkzeug<text:span text:style-name="T1"> </text:span>ist<text:span text:style-name="T1"> </text:span>es<text:span text:style-name="T1"> </text:span>möglich,<text:span text:style-name="T1"> </text:span>zwei<text:span text:style-name="T1"> </text:span>oder<text:span text:style-name="T1"> </text:span>mehrere<text:span text:style-name="T1"> </text:span>Datenquellen<text:span text:style-name="T1"> </text:span>aus<text:span text:style-name="T1"> </text:span>dem<text:span text:style-name="T1"> </text:span>Internet<text:span text:style-name="T1"> </text:span>zu<text:span text:style-name="T1"> </text:span>verknüpfen<text:span text:style-name="T1"> </text:span>und<text:span text:style-name="T1"> </text:span>darzustellen</text:p>
        </text:list-item>
        <text:list-item>
          <text:p text:style-name="P2">Mit<text:span text:style-name="T1"> </text:span>diesem<text:span text:style-name="T1"> </text:span>Werkzeug<text:span text:style-name="T1"> </text:span>ist<text:span text:style-name="T1"> </text:span>es<text:span text:style-name="T1"> </text:span>möglich,<text:span text:style-name="T1"> </text:span>neue<text:span text:style-name="T1"> </text:span>Verknüpfungen<text:span text:style-name="T1"> </text:span>von<text:span text:style-name="T1"> </text:span>Datenquellen<text:span text:style-name="T1"> </text:span>aus<text:span text:style-name="T1"> </text:span>dem<text:span text:style-name="T1"> </text:span>Internet<text:span text:style-name="T1"> </text:span>zu<text:span text:style-name="T1"> </text:span>erstellen</text:p>
        </text:list-item>
        <text:list-item>
          <text:p text:style-name="P2">Das<text:span text:style-name="T1"> </text:span>Resultat<text:span text:style-name="T1"> </text:span>dieser<text:span text:style-name="T1"> </text:span>Verknüpfungen<text:span text:style-name="T1"> </text:span>kann<text:span text:style-name="T1"> </text:span>wiederum<text:span text:style-name="T1"> </text:span>als<text:span text:style-name="T1"> </text:span>Quelle<text:span text:style-name="T1"> </text:span>für<text:span text:style-name="T1"> </text:span>neue<text:span text:style-name="T1"> </text:span>Verknüpfungen<text:span text:style-name="T1"> </text:span>verwendet<text:span text:style-name="T1"> </text:span>werden</text:p>
        </text:list-item>
        <text:list-item>
          <text:p text:style-name="P2">Dieses<text:span text:style-name="T1"> </text:span>Werkzeug<text:span text:style-name="T1"> </text:span>ist<text:span text:style-name="T1"> </text:span>über<text:span text:style-name="T1"> </text:span>gängige<text:span text:style-name="T1"> </text:span>Browser<text:span text:style-name="T1"> </text:span>benutzbar</text:p>
        </text:list-item>
        <text:list-item>
          <text:p text:style-name="P2">Die<text:span text:style-name="T1"> </text:span>Dokumentation<text:span text:style-name="T1"> </text:span>gemäss<text:span text:style-name="T1"> </text:span>Arbeitsmappe<text:span text:style-name="T1"> </text:span>PA<text:span text:style-name="T1"> </text:span>ist<text:span text:style-name="T1"> </text:span>erstellt</text:p>
        </text:list-item>
      </text:list>
      <text:h text:style-name="Heading_20_3" text:outline-level="3">Wunsch-Ziele<text:span text:style-name="T2"> </text:span>(Kann-Ziele)</text:h>
      <text:list xml:id="list40312716" text:continue-numbering="true" text:style-name="WW8Num6">
        <text:list-item>
          <text:p text:style-name="P2">Erstellen<text:span text:style-name="T1"> </text:span>von<text:span text:style-name="T1"> </text:span>neuen<text:span text:style-name="T1"> </text:span>Verknüpfungen<text:span text:style-name="T1"> </text:span>von<text:span text:style-name="T1"> </text:span>Datenquellen<text:span text:style-name="T1"> </text:span>aus<text:span text:style-name="T1"> </text:span>dem<text:span text:style-name="T1"> </text:span>Internet<text:span text:style-name="T1"> </text:span>über<text:span text:style-name="T1"> </text:span>gängige<text:span text:style-name="T1"> </text:span>Webbrowser</text:p>
        </text:list-item>
        <text:list-item>
          <text:p text:style-name="P2">Eine<text:span text:style-name="T1"> </text:span>Benachrichtigung<text:span text:style-name="T1"> </text:span>per<text:span text:style-name="T1"> </text:span>E-Mail<text:span text:style-name="T1"> </text:span>bei<text:span text:style-name="T1"> </text:span>Änderung<text:span text:style-name="T1"> </text:span>der<text:span text:style-name="T1"> </text:span>Inhalte<text:span text:style-name="T1"> </text:span>solcher<text:span text:style-name="T1"> </text:span>Verknüpfungen</text:p>
        </text:list-item>
      </text:list>
      <text:h text:style-name="Heading_20_2" text:outline-level="2">Vorgehensziele</text:h>
      <text:list xml:id="list40332377" text:continue-numbering="true" text:style-name="WW8Num6">
        <text:list-item>
          <text:p text:style-name="P2">Erfolgreiche<text:span text:style-name="T1"> </text:span>Absolvierung<text:span text:style-name="T1"> </text:span>der<text:span text:style-name="T1"> </text:span>zwei<text:span text:style-name="T1"> </text:span>Status-Meetings<text:span text:style-name="T1"> </text:span>am<text:span text:style-name="T1"> </text:span>24. September<text:span text:style-name="T1"> </text:span>und<text:span text:style-name="T1"> </text:span>19. November 2011</text:p>
        </text:list-item>
        <text:list-item>
          <text:p text:style-name="P2">Jeder<text:span text:style-name="T1"> </text:span>Projektmitarbeiter<text:span text:style-name="T1"> </text:span>soll<text:span text:style-name="T1"> </text:span>ca.<text:span text:style-name="T1"> </text:span>210<text:span text:style-name="T1"> </text:span>Stunden<text:span text:style-name="T1"> </text:span>am<text:span text:style-name="T1"> </text:span>Projekt<text:span text:style-name="T1"> </text:span>arbeiten</text:p>
        </text:list-item>
        <text:list-item>
          <text:p text:style-name="P2">Die<text:span text:style-name="T1"> </text:span>Teammitglieder<text:span text:style-name="T1"> </text:span>sollen<text:span text:style-name="T1"> </text:span>mit<text:span text:style-name="T1"> </text:span>Freude<text:span text:style-name="T1"> </text:span>am<text:span text:style-name="T1"> </text:span>Projekt<text:span text:style-name="T1"> </text:span>mitarbeiten</text:p>
        </text:list-item>
      </text:list>
      <text:h text:style-name="Heading_20_1" text:outline-level="1">Lösungen</text:h>
      <text:p text:style-name="Standard">Folgende<text:span text:style-name="T1"> </text:span>Lösungen<text:span text:style-name="T1"> </text:span>haben<text:span text:style-name="T1"> </text:span>wir<text:span text:style-name="T1"> </text:span>zusammengetragen: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7">Nr.</text:p>
          </table:table-cell>
          <table:table-cell table:style-name="Tabelle1.A1" office:value-type="string">
            <text:p text:style-name="P7">Kurzform</text:p>
          </table:table-cell>
          <table:table-cell table:style-name="Tabelle1.C1" office:value-type="string">
            <text:p text:style-name="P7">Beschreibung</text:p>
          </table:table-cell>
        </table:table-row>
        <table:table-row table:style-name="Tabelle1.1">
          <table:table-cell table:style-name="Tabelle1.A2" office:value-type="string">
            <text:p text:style-name="P8">1</text:p>
          </table:table-cell>
          <table:table-cell table:style-name="Tabelle1.A2" office:value-type="string">
            <text:p text:style-name="P9">Verwendung<text:span text:style-name="T1"> </text:span>und<text:span text:style-name="T1"> </text:span>Anpassung<text:span text:style-name="T1"> </text:span>einer<text:span text:style-name="T1"> </text:span>bestehenden<text:span text:style-name="T1"> </text:span>Mashup-Plattform</text:p>
          </table:table-cell>
          <table:table-cell table:style-name="Tabelle1.C2" office:value-type="string">
            <text:p text:style-name="P9">Es<text:span text:style-name="T1"> </text:span>existieren<text:span text:style-name="T1"> </text:span>schon<text:span text:style-name="T1"> </text:span>Mashup-Plattformen,<text:span text:style-name="T1"> </text:span>wie<text:span text:style-name="T1"> </text:span>z.<text:span text:style-name="T1"> </text:span>B.<text:span text:style-name="T1"> </text:span>JOpera.<text:span text:style-name="T1"> </text:span>Unsere<text:span text:style-name="T1"> </text:span>Lösung<text:span text:style-name="T1"> </text:span>wäre<text:span text:style-name="T1"> </text:span>eine<text:span text:style-name="T1"> </text:span>Verwendung<text:span text:style-name="T1"> </text:span>und<text:span text:style-name="T1"> </text:span>Anpassung<text:span text:style-name="T1"> </text:span>einer<text:span text:style-name="T1"> </text:span>solchen<text:span text:style-name="T1"> </text:span>Plattform.</text:p>
          </table:table-cell>
        </table:table-row>
        <table:table-row table:style-name="Tabelle1.1">
          <table:table-cell table:style-name="Tabelle1.A2" office:value-type="string">
            <text:p text:style-name="P8">2</text:p>
          </table:table-cell>
          <table:table-cell table:style-name="Tabelle1.A2" office:value-type="string">
            <text:p text:style-name="P9">Verwendung<text:span text:style-name="T1"> <text:s/></text:span>eines<text:span text:style-name="T1"> </text:span>bestehenden<text:span text:style-name="T1"> </text:span>Mashup<text:span text:style-name="T1"> </text:span>Frameworks<text:span text:style-name="T1"> </text:span>zur<text:span text:style-name="T1"> </text:span>Erstellung<text:span text:style-name="T1"> </text:span>einer<text:span text:style-name="T1"> </text:span>Mashup-Plattform</text:p>
          </table:table-cell>
          <table:table-cell table:style-name="Tabelle1.C2" office:value-type="string">
            <text:p text:style-name="P9">Mit<text:span text:style-name="T1"> </text:span>Hilfe<text:span text:style-name="T1"> </text:span>eines<text:span text:style-name="T1"> </text:span>Mashup-Frameworks<text:span text:style-name="T1"> </text:span>würden<text:span text:style-name="T1"> </text:span>wir<text:span text:style-name="T1"> </text:span>eine<text:span text:style-name="T1"> </text:span>neue<text:span text:style-name="T1"> </text:span>Mashup-Plattform<text:span text:style-name="T1"> </text:span>erstellen.<text:span text:style-name="T1"> <text:s/></text:span></text:p>
          </table:table-cell>
        </table:table-row>
        <table:table-row table:style-name="Tabelle1.1">
          <table:table-cell table:style-name="Tabelle1.A2" office:value-type="string">
            <text:p text:style-name="P8">3</text:p>
          </table:table-cell>
          <table:table-cell table:style-name="Tabelle1.A2" office:value-type="string">
            <text:p text:style-name="P9">Entwicklung<text:span text:style-name="T1"> </text:span>einer<text:span text:style-name="T1"> </text:span>eigenen<text:span text:style-name="T1"> </text:span>Mashup-Plattform<text:span text:style-name="T1"> </text:span>(<text:span text:style-name="T1">„</text:span>from<text:span text:style-name="T1"> </text:span>scratch<text:span text:style-name="T1">“</text:span>)</text:p>
          </table:table-cell>
          <table:table-cell table:style-name="Tabelle1.C2" office:value-type="string">
            <text:p text:style-name="P9">Wir<text:span text:style-name="T1"> </text:span>würden<text:span text:style-name="T1"> </text:span>in<text:span text:style-name="T1"> </text:span>Java<text:span text:style-name="T1"> </text:span>eine<text:span text:style-name="T1"> </text:span>eigene,<text:span text:style-name="T1"> </text:span>neue<text:span text:style-name="T1"> </text:span>Mashup-Plattform<text:span text:style-name="T1"> </text:span>erstellen.</text:p>
          </table:table-cell>
        </table:table-row>
      </table:table>
      <text:p text:style-name="Standard"/>
      <text:h text:style-name="P10" text:outline-level="1"/>
      <text:h text:style-name="P12" text:outline-level="1">Bewertung<text:span text:style-name="T2"> </text:span>der<text:span text:style-name="T2"> </text:span>Lösungen</text:h>
      <text:p text:style-name="Standard">Die<text:span text:style-name="T1"> </text:span>Lösungen<text:span text:style-name="T1"> </text:span>haben<text:span text:style-name="T1"> </text:span>wir<text:span text:style-name="T1"> </text:span>wie<text:span text:style-name="T1"> </text:span>folgt<text:span text:style-name="T1"> </text:span>bewertet: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7">Nr.</text:p>
          </table:table-cell>
          <table:table-cell table:style-name="Tabelle2.A1" office:value-type="string">
            <text:p text:style-name="P7">Kurzform</text:p>
          </table:table-cell>
          <table:table-cell table:style-name="Tabelle2.C1" table:number-columns-spanned="2" office:value-type="string">
            <text:p text:style-name="P7">Bewertung</text:p>
          </table:table-cell>
          <table:covered-table-cell/>
        </table:table-row>
        <table:table-row table:style-name="Tabelle2.2">
          <table:table-cell table:style-name="Tabelle2.A2" table:number-rows-spanned="2" office:value-type="string">
            <text:p text:style-name="P8">1</text:p>
          </table:table-cell>
          <table:table-cell table:style-name="Tabelle2.A2" table:number-rows-spanned="2" office:value-type="string">
            <text:p text:style-name="P9">Verwendung<text:span text:style-name="T1"> </text:span>und<text:span text:style-name="T1"> </text:span>Anpassung<text:span text:style-name="T1"> </text:span>einer<text:span text:style-name="T1"> </text:span>bestehenden<text:span text:style-name="T1"> </text:span>Mashup-Plattform<text:span text:style-name="T1"> </text:span>(z.B<text:span text:style-name="T1"> </text:span>JOpera)</text:p>
          </table:table-cell>
          <table:table-cell table:style-name="Tabelle2.A2" office:value-type="string">
            <text:p text:style-name="P9">Vorteile</text:p>
          </table:table-cell>
          <table:table-cell table:style-name="Tabelle2.D2" office:value-type="string">
            <text:list xml:id="list40323792" text:continue-numbering="true" text:style-name="WW8Num6">
              <text:list-item>
                <text:p text:style-name="P3">Schnellste<text:span text:style-name="T1"> </text:span>Zielerreichung<text:span text:style-name="T1"> </text:span>aller<text:span text:style-name="T1"> </text:span>3<text:span text:style-name="T1"> </text:span>Lösungen</text:p>
              </text:list-item>
            </text:list>
          </table:table-cell>
        </table:table-row>
        <table:table-row table:style-name="Tabelle2.3">
          <table:covered-table-cell/>
          <table:covered-table-cell/>
          <table:table-cell table:style-name="Tabelle2.A2" office:value-type="string">
            <text:p text:style-name="P9">Nachteile</text:p>
          </table:table-cell>
          <table:table-cell table:style-name="Tabelle2.D2" office:value-type="string">
            <text:list xml:id="list40319902" text:continue-numbering="true" text:style-name="WW8Num6">
              <text:list-item>
                <text:p text:style-name="P4">Beschränkte<text:span text:style-name="T1"> </text:span>Möglichkeiten<text:span text:style-name="T1"> </text:span>bzw.<text:span text:style-name="T1"> </text:span>Erweiterbarkeit</text:p>
              </text:list-item>
              <text:list-item>
                <text:p text:style-name="P4">Abhängigkeit<text:span text:style-name="T1"> </text:span>von<text:span text:style-name="T1"> </text:span>Community</text:p>
              </text:list-item>
              <text:list-item>
                <text:p text:style-name="P4">Eingeschränkte<text:span text:style-name="T1"> </text:span>Wahl<text:span text:style-name="T1"> </text:span>der<text:span text:style-name="T1"> </text:span>verwendeten<text:span text:style-name="T1"> </text:span>Technologien<text:span text:style-name="T1"> </text:span>und<text:span text:style-name="T1"> </text:span>Programmiersprachen</text:p>
              </text:list-item>
            </text:list>
          </table:table-cell>
        </table:table-row>
        <table:table-row table:style-name="Tabelle2.2">
          <table:table-cell table:style-name="Tabelle2.A2" table:number-rows-spanned="2" office:value-type="string">
            <text:p text:style-name="P8">2</text:p>
          </table:table-cell>
          <table:table-cell table:style-name="Tabelle2.A2" table:number-rows-spanned="2" office:value-type="string">
            <text:p text:style-name="P9">Verwendung<text:span text:style-name="T1"> <text:s/></text:span>eines<text:span text:style-name="T1"> </text:span>bestehenden<text:span text:style-name="T1"> </text:span>Frameworks<text:span text:style-name="T1"> </text:span>zur<text:span text:style-name="T1"> </text:span>Erstellung<text:span text:style-name="T1"> </text:span>einer<text:span text:style-name="T1"> </text:span>Mashup-Plattform</text:p>
          </table:table-cell>
          <table:table-cell table:style-name="Tabelle2.A2" office:value-type="string">
            <text:p text:style-name="P9">Vorteile</text:p>
          </table:table-cell>
          <table:table-cell table:style-name="Tabelle2.D2" office:value-type="string">
            <text:list xml:id="list40334498" text:continue-numbering="true" text:style-name="WW8Num6">
              <text:list-item>
                <text:p text:style-name="P5">Schnelle<text:span text:style-name="T1"> </text:span>Zielerreichung</text:p>
              </text:list-item>
              <text:list-item>
                <text:p text:style-name="P4">Profitieren<text:span text:style-name="T1"> </text:span>von<text:span text:style-name="T1"> „</text:span>best-practice<text:span text:style-name="T1">“ </text:span>Methoden</text:p>
              </text:list-item>
            </text:list>
          </table:table-cell>
        </table:table-row>
        <table:table-row table:style-name="Tabelle2.3">
          <table:covered-table-cell/>
          <table:covered-table-cell/>
          <table:table-cell table:style-name="Tabelle2.A2" office:value-type="string">
            <text:p text:style-name="P9">Nachteile</text:p>
          </table:table-cell>
          <table:table-cell table:style-name="Tabelle2.D2" office:value-type="string">
            <text:list xml:id="list40327039" text:continue-numbering="true" text:style-name="WW8Num6">
              <text:list-item>
                <text:p text:style-name="P5">Einarbeitungszeit</text:p>
              </text:list-item>
              <text:list-item>
                <text:p text:style-name="P4">Limitierungen<text:span text:style-name="T1"> </text:span>im<text:span text:style-name="T1"> </text:span>Rahmen<text:span text:style-name="T1"> </text:span>des<text:span text:style-name="T1"> </text:span>Frameworks</text:p>
              </text:list-item>
              <text:list-item>
                <text:p text:style-name="P4">Modularität<text:span text:style-name="T1"> </text:span>eingeschränkt</text:p>
              </text:list-item>
              <text:list-item>
                <text:p text:style-name="P4">Erhöhte<text:span text:style-name="T1"> </text:span>Komplexität<text:span text:style-name="T1"> </text:span>und<text:span text:style-name="T1"> </text:span>Wartung<text:span text:style-name="T1"> </text:span>bei<text:span text:style-name="T1"> </text:span>Erreichen<text:span text:style-name="T1"> </text:span>von<text:span text:style-name="T1"> </text:span>Framework<text:span text:style-name="T1"> </text:span>Limitierungen</text:p>
              </text:list-item>
              <text:list-item>
                <text:p text:style-name="P4">Eingeschränkte<text:span text:style-name="T1"> </text:span>Wahl<text:span text:style-name="T1"> </text:span>der<text:span text:style-name="T1"> </text:span>verwendeten<text:span text:style-name="T1"> </text:span>Technologien<text:span text:style-name="T1"> </text:span>und<text:span text:style-name="T1"> </text:span>Programmiersprachen</text:p>
              </text:list-item>
            </text:list>
          </table:table-cell>
        </table:table-row>
        <table:table-row table:style-name="Tabelle2.6">
          <table:table-cell table:style-name="Tabelle2.A2" table:number-rows-spanned="2" office:value-type="string">
            <text:p text:style-name="P8">3</text:p>
          </table:table-cell>
          <table:table-cell table:style-name="Tabelle2.A2" table:number-rows-spanned="2" office:value-type="string">
            <text:p text:style-name="P9">Entwicklung<text:span text:style-name="T1"> </text:span>einer<text:span text:style-name="T1"> </text:span>eigenen<text:span text:style-name="T1"> </text:span>Mashup-Plattform<text:span text:style-name="T1"> </text:span>(<text:span text:style-name="T1">„</text:span>from<text:span text:style-name="T1"> </text:span>scratch<text:span text:style-name="T1">“</text:span>)</text:p>
          </table:table-cell>
          <table:table-cell table:style-name="Tabelle2.A2" office:value-type="string">
            <text:p text:style-name="P9">Vorteile</text:p>
          </table:table-cell>
          <table:table-cell table:style-name="Tabelle2.D2" office:value-type="string">
            <text:list xml:id="list40318121" text:continue-numbering="true" text:style-name="WW8Num6">
              <text:list-item>
                <text:p text:style-name="P5">Kein<text:span text:style-name="T1"> </text:span>Overhead,<text:span text:style-name="T1"> „</text:span>schlanke<text:span text:style-name="T1">“ </text:span>Lösung</text:p>
              </text:list-item>
              <text:list-item>
                <text:p text:style-name="P4">Freie<text:span text:style-name="T1"> </text:span>Gestaltung<text:span text:style-name="T1"> </text:span>von<text:span text:style-name="T1"> </text:span>Design<text:span text:style-name="T1"> </text:span>und<text:span text:style-name="T1"> </text:span>Architektur</text:p>
              </text:list-item>
              <text:list-item>
                <text:p text:style-name="P4">Umfassendes<text:span text:style-name="T1"> </text:span>Verstehen<text:span text:style-name="T1"> </text:span>der<text:span text:style-name="T1"> </text:span>Lösung</text:p>
              </text:list-item>
              <text:list-item>
                <text:p text:style-name="P4">Freie<text:span text:style-name="T1"> </text:span>Wahl<text:span text:style-name="T1"> </text:span>der<text:span text:style-name="T1"> </text:span>Technologie<text:span text:style-name="T1"> </text:span>und<text:span text:style-name="T1"> </text:span>Programmiersprache</text:p>
              </text:list-item>
              <text:list-item>
                <text:p text:style-name="P4"/>
              </text:list-item>
            </text:list>
          </table:table-cell>
        </table:table-row>
        <table:table-row table:style-name="Tabelle2.7">
          <table:covered-table-cell/>
          <table:covered-table-cell/>
          <table:table-cell table:style-name="Tabelle2.A2" office:value-type="string">
            <text:p text:style-name="P9">Nachteile</text:p>
          </table:table-cell>
          <table:table-cell table:style-name="Tabelle2.D2" office:value-type="string">
            <text:list xml:id="list40320412" text:continue-numbering="true" text:style-name="WW8Num6">
              <text:list-item>
                <text:p text:style-name="P5">Langsamste<text:span text:style-name="T1"> </text:span>Zielerreichung<text:span text:style-name="T1"> </text:span>aller<text:span text:style-name="T1"> </text:span>3<text:span text:style-name="T1"> </text:span>Lösungen</text:p>
              </text:list-item>
              <text:list-item>
                <text:p text:style-name="P4">Gefahr<text:span text:style-name="T1"> </text:span>von<text:span text:style-name="T1"> </text:span>elementaren<text:span text:style-name="T1"> </text:span>Design-Fehlern<text:span text:style-name="T1"> </text:span>in<text:span text:style-name="T1"> </text:span>der<text:span text:style-name="T1"> </text:span>Software</text:p>
              </text:list-item>
              <text:list-item>
                <text:p text:style-name="P4">Permantente<text:span text:style-name="T1"> </text:span>Gegenüberstellung<text:span text:style-name="T1"> </text:span>von<text:span text:style-name="T1"> </text:span>Quantität<text:span text:style-name="T1"> </text:span>und<text:span text:style-name="T1"> </text:span>Qualität</text:p>
              </text:list-item>
            </text:list>
          </table:table-cell>
        </table:table-row>
      </table:table>
      <text:h text:style-name="Heading_20_1" text:outline-level="1">Auswahl</text:h>
      <text:p text:style-name="Standard">Wir<text:span text:style-name="T1"> </text:span>wählen<text:span text:style-name="T1"> </text:span>die<text:span text:style-name="T1"> </text:span>Variante<text:span text:style-name="T1"> </text:span>3:<text:span text:style-name="T1"> </text:span>Entwicklung<text:span text:style-name="T1"> </text:span>einer<text:span text:style-name="T1"> </text:span>eigenen<text:span text:style-name="T1"> </text:span>Mashup-Plattform.<text:span text:style-name="T1"> </text:span>Dies<text:span text:style-name="T1"> </text:span>deshalb,<text:span text:style-name="T1"> </text:span>weil<text:span text:style-name="T1"> </text:span>für<text:span text:style-name="T1"> </text:span>uns<text:span text:style-name="T1"> </text:span>die<text:span text:style-name="T1"> </text:span>oben<text:span text:style-name="T1"> </text:span>genannten<text:span text:style-name="T1"> </text:span>Vorteile<text:span text:style-name="T1"> </text:span>die<text:span text:style-name="T1"> </text:span>Nachteile<text:span text:style-name="T1"> </text:span>überwiegen:<text:span text:style-name="T1"> </text:span>Wir<text:span text:style-name="T1"> </text:span>können<text:span text:style-name="T1"> „</text:span>etwas<text:span text:style-name="T1"> </text:span>eigenes<text:span text:style-name="T1">“ </text:span>programmieren<text:span text:style-name="T1"> </text:span>und<text:span text:style-name="T1"> </text:span>deshalb<text:span text:style-name="T1"> </text:span>auch<text:span text:style-name="T1"> </text:span>die<text:span text:style-name="T1"> </text:span>verwendete<text:span text:style-name="T1"> </text:span>Technologie<text:span text:style-name="T1"> </text:span>und<text:span text:style-name="T1"> </text:span>Architektur<text:span text:style-name="T1"> </text:span>selber<text:span text:style-name="T1"> </text:span>bestimmen.<text:span text:style-name="T1"> </text:span>Wir<text:span text:style-name="T1"> </text:span>werden<text:span text:style-name="T1"> </text:span>am<text:span text:style-name="T1"> </text:span>Schluss<text:span text:style-name="T1"> </text:span>verstehen,<text:span text:style-name="T1"> </text:span>wie<text:span text:style-name="T1"> </text:span>die<text:span text:style-name="T1"> </text:span>unsere<text:span text:style-name="T1"> </text:span>Mashup-Plattform<text:span text:style-name="T1"> </text:span>im<text:span text:style-name="T1"> </text:span>Detail<text:span text:style-name="T1"> </text:span>funktioniert<text:span text:style-name="T1"> </text:span>und<text:span text:style-name="T1"> </text:span>es<text:span text:style-name="T1"> </text:span>sind<text:span text:style-name="T1"> </text:span>uns<text:span text:style-name="T1"> </text:span>keine<text:span text:style-name="T1"> </text:span>Grenzen<text:span text:style-name="T1"> </text:span>durch<text:span text:style-name="T1"> </text:span>Drittsoftware<text:span text:style-name="T1"> </text:span>gesetzt.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0pt" fo:language="de" fo:country="DE" style:font-name-asian="Times New Roman" style:font-size-asian="10pt" style:font-name-complex="Tahom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2pt" fo:font-weight="bold" style:font-size-asian="12pt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tyle="italic" fo:font-weight="bold" style:font-style-asian="italic" style:font-weight-asian="bold" style:font-name-complex="Arial" style:font-size-complex="11pt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Balloon_20_Text" style:display-name="Balloon 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6z0" style:family="text">
      <style:text-properties style:font-name="Tahoma" style:font-name-asian="Times New Roman" style:font-name-complex="Tahoma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8z0" style:family="text">
      <style:text-properties style:font-name="Tahoma" style:font-name-asian="Times New Roman" style:font-name-complex="Tahoma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Symbol" fo:font-size="10pt" style:font-size-asian="10pt" style:font-name-complex="Symbol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Tahoma" style:font-name-asian="Times New Roman" style:font-name-complex="Tahoma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Tahoma" style:font-name-asian="Times New Roman" style:font-name-complex="Tahom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Wingdings" fo:font-size="12pt" style:font-size-asian="12pt" style:font-name-complex="Wingdings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Tahoma" style:font-name-asian="Times New Roman" style:font-name-complex="Tahoma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Tahoma" style:font-name-asian="Times New Roman" style:font-name-complex="Tahoma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21z0" style:family="text">
      <style:text-properties style:font-name="Tahoma" style:font-name-asian="Times New Roman" style:font-name-complex="Tahoma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2z0" style:family="text">
      <style:text-properties style:font-name="Tahoma" style:font-name-asian="Times New Roman" style:font-name-complex="Tahoma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gründeter Lösungsansatz</dc:title>
    <dc:subject>Begründeter Lösungsansatz Mashup-Plattform</dc:subject>
    <meta:keyword>Begründeter Lösungsansatz</meta:keyword>
    <meta:initial-creator>Jan Wild</meta:initial-creator>
    <meta:creation-date>2011-10-10T22:19:00</meta:creation-date>
    <dc:creator>Jan Wild</dc:creator>
    <dc:date>2011-10-28T20:19:38.25</dc:date>
    <meta:editing-cycles>48</meta:editing-cycles>
    <meta:editing-duration>P2171DT9H40M29S</meta:editing-duration>
    <meta:generator>LibreOffice/3.4$Win32 LibreOffice_project/340m1$Build-302</meta:generator>
    <meta:document-statistic meta:table-count="2" meta:image-count="0" meta:object-count="0" meta:page-count="2" meta:paragraph-count="76" meta:word-count="532" meta:character-count="3834" meta:non-whitespace-character-count="3418"/>
    <meta:user-defined meta:name="Info 1"/>
    <meta:user-defined meta:name="Info 2"/>
    <meta:user-defined meta:name="Info 3"/>
    <meta:user-defined meta:name="Info 4"/>
  </office:meta>
</office:document-meta>
</file>